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JXPathEvent.CopletJXPathEvent( CopletInstance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letJXPath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JXPath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JXPathEven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JXPath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